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rofileGenerator.fillContext( Object contextObject , Map ma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MLProfileGenerato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